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svg:stroke-width="0.051cm" svg:stroke-color="#000000" draw:marker-start-width="0.203cm" draw:marker-end-width="0.203cm" draw:fill="solid" draw:fill-color="#ffffff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482cm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648cm"/>
    </style:style>
    <style:style style:name="gr4" style:family="graphic" style:parent-style-name="Default_5f_1">
      <style:graphic-properties draw:fill="none" draw:textarea-vertical-align="middle" draw:auto-grow-height="false" fo:min-height="3.602cm" fo:min-width="0cm"/>
    </style:style>
    <style:style style:name="gr5" style:family="graphic" style:parent-style-name="objectwithoutfill">
      <style:graphic-properties svg:stroke-width="0.051cm" svg:stroke-color="#a31f34" draw:marker-start-width="0.268cm" draw:marker-end-width="0.268cm" svg:stroke-linecap="round" draw:fill="none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>
      <style:graphic-properties style:protect="size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727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stroke="solid" svg:stroke-width="0.051cm" svg:stroke-color="#a31f34" draw:marker-start-width="0.355cm" draw:marker-end-width="0.355cm" draw:fill="none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  <style:text-properties fo:font-size="17.8999996185303pt"/>
    </style:style>
    <style:style style:name="P3" style:family="paragraph">
      <loext:graphic-properties draw:fill="none" draw:fill-color="#ffffff"/>
      <style:paragraph-properties fo:text-align="center"/>
      <style:text-properties fo:font-size="17.8999996185303pt"/>
    </style:style>
    <style:style style:name="P4" style:family="paragraph">
      <style:paragraph-properties fo:text-align="start"/>
      <style:text-properties fo:font-size="17.8999996185303pt"/>
    </style:style>
    <style:style style:name="P5" style:family="paragraph">
      <loext:graphic-properties draw:fill="none" draw:fill-color="#ffffff"/>
      <style:paragraph-properties fo:text-align="start"/>
      <style:text-properties fo:font-size="17.8999996185303pt"/>
    </style:style>
    <style:style style:name="P6" style:family="paragraph">
      <loext:graphic-properties draw:fill="none"/>
      <style:paragraph-properties fo:text-align="center"/>
      <style:text-properties style:text-position="-20% 58%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style:text-position="-20% 58%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position="-20% 58%" fo:font-size="13pt" style:font-size-asian="13pt" style:font-size-complex="13pt"/>
    </style:style>
    <style:style style:name="T3" style:family="text">
      <style:text-properties style:text-position="-20% 58%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Raleway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20% 58%" fo:font-size="18pt" style:font-size-asian="18pt" style:font-size-complex="18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032cm" svg:height="2.031cm" svg:x="5.286cm" svg:y="3.9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1cm" svg:x="7.322cm" svg:y="3.973cm">
          <text:p/>
          <draw:enhanced-geometry svg:viewBox="0 0 21600 21600" draw:type="rectangle" draw:enhanced-path="M 0 0 L 21600 0 21600 21600 0 21600 0 0 Z N"/>
        </draw:custom-shape>
        <draw:path draw:style-name="gr1" draw:text-style-name="P1" xml:id="id1" draw:id="id1" draw:layer="layout" svg:width="2.031cm" svg:height="2.03cm" svg:x="5.29cm" svg:y="6.004cm" svg:viewBox="0 0 2032 2031" svg:d="M0 2031c0-677 0-1354 0-2031 677 0 1355 0 2032 0 0 677 0 1354 0 2031-677 0-1355 0-2032 0z">
          <text:p/>
        </draw:path>
        <draw:custom-shape draw:style-name="gr1" draw:text-style-name="P1" draw:layer="layout" svg:width="2.032cm" svg:height="2.031cm" svg:x="7.322cm" svg:y="6.0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1cm" svg:x="5.286cm" svg:y="9.0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1cm" svg:x="7.322cm" svg:y="9.0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1cm" svg:x="5.286cm" svg:y="11.0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1cm" svg:x="7.322cm" svg:y="11.08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03cm" svg:height="2.732cm" svg:x="5.29cm" svg:y="2.699cm">
          <draw:text-box>
            <text:p text:style-name="P2"><text:span text:style-name="T1">M</text:span><text:span text:style-name="T2">i</text:span><text:span text:style-name="T1">(0)=1</text:span></text:p>
          </draw:text-box>
        </draw:frame>
        <draw:frame draw:style-name="gr2" draw:text-style-name="P3" draw:layer="layout" svg:width="2.03cm" svg:height="2.732cm" svg:x="7.32cm" svg:y="2.699cm">
          <draw:text-box>
            <text:p text:style-name="P2"><text:span text:style-name="T1">M</text:span><text:span text:style-name="T2">i</text:span><text:span text:style-name="T1">(0)=0</text:span></text:p>
          </draw:text-box>
        </draw:frame>
        <draw:frame draw:style-name="gr2" draw:text-style-name="P5" draw:layer="layout" svg:width="2.03cm" svg:height="2.732cm" svg:x="2.956cm" svg:y="4.623cm">
          <draw:text-box>
            <text:p text:style-name="P4"><text:span text:style-name="T1">M</text:span><text:span text:style-name="T2">i</text:span><text:span text:style-name="T1">(1)=1</text:span></text:p>
          </draw:text-box>
        </draw:frame>
        <draw:frame draw:style-name="gr2" draw:text-style-name="P5" draw:layer="layout" svg:width="2.03cm" svg:height="2.732cm" svg:x="2.956cm" svg:y="6.693cm">
          <draw:text-box>
            <text:p text:style-name="P4"><text:span text:style-name="T1">M</text:span><text:span text:style-name="T2">i</text:span><text:span text:style-name="T1">(1)=0</text:span></text:p>
          </draw:text-box>
        </draw:frame>
        <draw:frame draw:style-name="gr2" draw:text-style-name="P5" draw:layer="layout" svg:width="2.03cm" svg:height="2.732cm" svg:x="2.956cm" svg:y="9.714cm">
          <draw:text-box>
            <text:p text:style-name="P4"><text:span text:style-name="T1">M</text:span><text:span text:style-name="T2">i</text:span><text:span text:style-name="T1">(1)=1</text:span></text:p>
          </draw:text-box>
        </draw:frame>
        <draw:frame draw:style-name="gr2" draw:text-style-name="P5" draw:layer="layout" svg:width="2.03cm" svg:height="2.732cm" svg:x="2.956cm" svg:y="11.746cm">
          <draw:text-box>
            <text:p text:style-name="P4"><text:span text:style-name="T1">M</text:span><text:span text:style-name="T2">i</text:span><text:span text:style-name="T1">(1)=0</text:span></text:p>
          </draw:text-box>
        </draw:frame>
        <draw:frame draw:style-name="gr3" draw:text-style-name="P3" draw:layer="layout" svg:width="2.03cm" svg:height="1.898cm" svg:x="0.208cm" svg:y="5.639cm">
          <draw:text-box>
            <text:p text:style-name="P2"><text:span text:style-name="T1">D</text:span><text:span text:style-name="T2">i</text:span><text:span text:style-name="T1">=1</text:span></text:p>
          </draw:text-box>
        </draw:frame>
        <draw:custom-shape draw:style-name="gr4" draw:text-style-name="P6" draw:layer="layout" svg:width="0.511cm" svg:height="4.062cm" svg:x="1.987cm" svg:y="3.97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2.03cm" svg:height="1.898cm" svg:x="0.208cm" svg:y="10.719cm">
          <draw:text-box>
            <text:p text:style-name="P2"><text:span text:style-name="T1">D</text:span><text:span text:style-name="T2">i</text:span><text:span text:style-name="T1">=0</text:span></text:p>
          </draw:text-box>
        </draw:frame>
        <draw:custom-shape draw:style-name="gr4" draw:text-style-name="P6" draw:layer="layout" svg:width="0.511cm" svg:height="4.062cm" svg:x="1.987cm" svg:y="9.0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5" draw:text-style-name="P6" draw:layer="layout" svg:x1="6.35cm" svg:y1="5.08cm" svg:x2="6.35cm" svg:y2="10.16cm">
          <text:p/>
        </draw:line>
        <draw:connector draw:style-name="gr6" draw:text-style-name="P6" draw:layer="layout" draw:type="curve" svg:x1="8.411cm" svg:y1="4.98cm" svg:x2="8.411cm" svg:y2="7.011cm" svg:d="M8411 4980v2031" svg:viewBox="0 0 1 2032">
          <text:p/>
        </draw:connector>
        <draw:connector draw:style-name="gr6" draw:text-style-name="P6" draw:layer="layout" draw:type="curve" svg:x1="6.338cm" svg:y1="5.109cm" svg:x2="6.326cm" svg:y2="9.931cm" svg:d="M6338 5109c0 3616-12 1206-12 4822" svg:viewBox="0 0 13 4823">
          <text:p/>
        </draw:connector>
        <draw:connector draw:style-name="gr7" draw:text-style-name="P6" draw:layer="layout" draw:type="curve" svg:x1="6.438cm" svg:y1="4.867cm" svg:x2="6.306cm" svg:y2="6.004cm" draw:end-shape="id1" svg:d="M6438 4867c0 459-132-109-132 1137" svg:viewBox="0 0 133 1138">
          <text:p text:style-name="P7"><text:span text:style-name="T3">`</text:span></text:p>
        </draw:connector>
        <draw:connector draw:style-name="gr6" draw:text-style-name="P6" draw:layer="layout" draw:type="curve" svg:x1="6.196cm" svg:y1="4.968cm" svg:x2="6.184cm" svg:y2="10.073cm" svg:d="M6196 4968c0 3829-12 1277-12 5105" svg:viewBox="0 0 13 5106">
          <text:p/>
        </draw:connector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.032cm" svg:height="2.031cm" svg:x="5.286cm" svg:y="3.9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1cm" svg:x="7.322cm" svg:y="3.973cm">
          <text:p/>
          <draw:enhanced-geometry svg:viewBox="0 0 21600 21600" draw:type="rectangle" draw:enhanced-path="M 0 0 L 21600 0 21600 21600 0 21600 0 0 Z N"/>
        </draw:custom-shape>
        <draw:path draw:style-name="gr1" draw:text-style-name="P1" xml:id="id4" draw:id="id4" draw:layer="layout" svg:width="2.031cm" svg:height="2.03cm" svg:x="5.29cm" svg:y="6.004cm" svg:viewBox="0 0 2032 2031" svg:d="M0 2031c0-677 0-1354 0-2031 677 0 1355 0 2032 0 0 677 0 1354 0 2031-677 0-1355 0-2032 0z">
          <text:p/>
        </draw:path>
        <draw:custom-shape draw:style-name="gr1" draw:text-style-name="P1" draw:layer="layout" svg:width="2.032cm" svg:height="2.031cm" svg:x="7.322cm" svg:y="6.0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1cm" svg:x="5.286cm" svg:y="9.0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1cm" svg:x="7.322cm" svg:y="9.0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1cm" svg:x="5.286cm" svg:y="11.0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1cm" svg:x="7.322cm" svg:y="11.08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03cm" svg:height="2.732cm" svg:x="5.29cm" svg:y="2.699cm">
          <draw:text-box>
            <text:p text:style-name="P2"><text:span text:style-name="T1">M</text:span><text:span text:style-name="T2">i</text:span><text:span text:style-name="T1">(</text:span><text:span text:style-name="T1">0</text:span><text:span text:style-name="T1">)</text:span><text:span text:style-name="T1">=</text:span><text:span text:style-name="T1">1</text:span></text:p>
          </draw:text-box>
        </draw:frame>
        <draw:frame draw:style-name="gr2" draw:text-style-name="P3" draw:layer="layout" svg:width="2.03cm" svg:height="2.732cm" svg:x="7.32cm" svg:y="2.699cm">
          <draw:text-box>
            <text:p text:style-name="P2"><text:span text:style-name="T1">M</text:span><text:span text:style-name="T2">i</text:span><text:span text:style-name="T1">(</text:span><text:span text:style-name="T1">0)=</text:span><text:span text:style-name="T1">0</text:span></text:p>
          </draw:text-box>
        </draw:frame>
        <draw:frame draw:style-name="gr2" draw:text-style-name="P5" draw:layer="layout" svg:width="2.03cm" svg:height="2.732cm" svg:x="2.956cm" svg:y="4.623cm">
          <draw:text-box>
            <text:p text:style-name="P4"><text:span text:style-name="T1">M</text:span><text:span text:style-name="T2">i</text:span><text:span text:style-name="T1">(1)</text:span><text:span text:style-name="T1">=1</text:span></text:p>
          </draw:text-box>
        </draw:frame>
        <draw:frame draw:style-name="gr2" draw:text-style-name="P5" draw:layer="layout" svg:width="2.03cm" svg:height="2.732cm" svg:x="2.956cm" svg:y="6.693cm">
          <draw:text-box>
            <text:p text:style-name="P4"><text:span text:style-name="T1">M</text:span><text:span text:style-name="T2">i</text:span><text:span text:style-name="T1">(1)=0</text:span></text:p>
          </draw:text-box>
        </draw:frame>
        <draw:frame draw:style-name="gr2" draw:text-style-name="P5" draw:layer="layout" svg:width="2.03cm" svg:height="2.732cm" svg:x="2.956cm" svg:y="9.714cm">
          <draw:text-box>
            <text:p text:style-name="P4"><text:span text:style-name="T1">M</text:span><text:span text:style-name="T2">i</text:span><text:span text:style-name="T1">(1)=1</text:span></text:p>
          </draw:text-box>
        </draw:frame>
        <draw:frame draw:style-name="gr2" draw:text-style-name="P5" draw:layer="layout" svg:width="2.03cm" svg:height="2.732cm" svg:x="2.956cm" svg:y="11.746cm">
          <draw:text-box>
            <text:p text:style-name="P4"><text:span text:style-name="T1">M</text:span><text:span text:style-name="T2">i</text:span><text:span text:style-name="T1">(</text:span><text:span text:style-name="T1">1</text:span><text:span text:style-name="T1">)</text:span><text:span text:style-name="T1">=</text:span><text:span text:style-name="T1">0</text:span></text:p>
          </draw:text-box>
        </draw:frame>
        <draw:frame draw:style-name="gr3" draw:text-style-name="P3" draw:layer="layout" svg:width="2.03cm" svg:height="1.898cm" svg:x="0.208cm" svg:y="5.639cm">
          <draw:text-box>
            <text:p text:style-name="P2"><text:span text:style-name="T1">D</text:span><text:span text:style-name="T2">i</text:span><text:span text:style-name="T1">=1</text:span></text:p>
          </draw:text-box>
        </draw:frame>
        <draw:custom-shape draw:style-name="gr4" draw:text-style-name="P6" draw:layer="layout" svg:width="0.511cm" svg:height="4.062cm" svg:x="1.987cm" svg:y="3.97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2.03cm" svg:height="1.898cm" svg:x="0.208cm" svg:y="10.719cm">
          <draw:text-box>
            <text:p text:style-name="P2"><text:span text:style-name="T1">D</text:span><text:span text:style-name="T2">i</text:span><text:span text:style-name="T1">=</text:span><text:span text:style-name="T1">0</text:span></text:p>
          </draw:text-box>
        </draw:frame>
        <draw:custom-shape draw:style-name="gr4" draw:text-style-name="P6" draw:layer="layout" svg:width="0.511cm" svg:height="4.062cm" svg:x="1.987cm" svg:y="9.0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3" draw:layer="layout" svg:width="5.843cm" svg:height="1.977cm" svg:x="3.256cm" svg:y="0.986cm">
          <draw:text-box>
            <text:p text:style-name="P2"><text:span text:style-name="T4">E[ Y</text:span><text:span text:style-name="T5">i</text:span><text:span text:style-name="T6">(</text:span><text:span text:style-name="T6">d, m) </text:span><text:span text:style-name="T6">| . . . ]</text:span></text:p>
          </draw:text-box>
        </draw:frame>
        <draw:line draw:style-name="gr5" draw:text-style-name="P6" draw:layer="layout" svg:x1="6.35cm" svg:y1="5.08cm" svg:x2="6.35cm" svg:y2="10.16cm">
          <text:p/>
        </draw:line>
        <draw:connector draw:style-name="gr6" draw:text-style-name="P6" draw:layer="layout" draw:type="curve" svg:x1="8.411cm" svg:y1="4.98cm" svg:x2="8.411cm" svg:y2="7.011cm" svg:d="M8411 4980v2031" svg:viewBox="0 0 1 2032">
          <text:p/>
        </draw:connector>
        <draw:custom-shape draw:style-name="gr10" draw:text-style-name="P9" xml:id="id2" draw:id="id2" draw:layer="layout" svg:width="0.283cm" svg:height="0.283cm" svg:x="6.196cm" svg:y="4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3" draw:id="id3" draw:layer="layout" svg:width="0.283cm" svg:height="0.283cm" svg:x="6.184cm" svg:y="9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6.338cm" svg:y1="5.109cm" svg:x2="6.326cm" svg:y2="9.931cm" draw:start-shape="id2" draw:start-glue-point="8" draw:end-shape="id3" draw:end-glue-point="4" svg:d="M6338 5109c0 3616-12 1206-12 4822" svg:viewBox="0 0 13 4823">
          <text:p/>
        </draw:connector>
        <draw:connector draw:style-name="gr7" draw:text-style-name="P6" draw:layer="layout" draw:type="curve" svg:x1="6.438cm" svg:y1="4.867cm" svg:x2="7.322cm" svg:y2="7.019cm" draw:start-shape="id2" draw:start-glue-point="11" draw:end-shape="id4" svg:d="M6438 4867c2115 0 1673 2152 884 2152" svg:viewBox="0 0 1538 2153">
          <text:p text:style-name="P7"><text:span text:style-name="T3">`</text:span></text:p>
        </draw:connector>
        <draw:connector draw:style-name="gr6" draw:text-style-name="P6" draw:layer="layout" draw:type="curve" svg:x1="6.196cm" svg:y1="4.968cm" svg:x2="6.184cm" svg:y2="10.073cm" draw:start-shape="id2" draw:start-glue-point="6" draw:end-shape="id3" draw:end-glue-point="6" svg:d="M6196 4968c-769 0-763 5105-12 5105" svg:viewBox="0 0 577 5106">
          <text:p/>
        </draw:connector>
        <draw:connector draw:style-name="gr11" draw:text-style-name="P6" draw:layer="layout" draw:type="curve" svg:x1="8.314cm" svg:y1="9.931cm" svg:x2="6.326cm" svg:y2="9.931cm" draw:start-shape="id5" draw:start-glue-point="4" draw:end-shape="id3" draw:end-glue-point="4" svg:d="M8314 9931c0-751-1988-751-1988 0" svg:viewBox="0 0 1989 564">
          <text:p/>
        </draw:connector>
        <draw:connector draw:style-name="gr11" draw:text-style-name="P6" draw:layer="layout" draw:type="curve" svg:x1="8.225cm" svg:y1="4.867cm" svg:x2="6.338cm" svg:y2="4.826cm" draw:start-shape="id6" draw:start-glue-point="5" draw:end-shape="id2" draw:end-glue-point="4" svg:d="M8225 4867c0-813-1887-792-1887-41" svg:viewBox="0 0 1888 608">
          <text:p/>
        </draw:connector>
        <draw:custom-shape draw:style-name="gr10" draw:text-style-name="P9" xml:id="id6" draw:id="id6" draw:layer="layout" svg:width="0.283cm" svg:height="0.283cm" svg:x="8.184cm" svg:y="4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5" draw:id="id5" draw:layer="layout" svg:width="0.283cm" svg:height="0.283cm" svg:x="8.172cm" svg:y="9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.032cm" svg:height="2.031cm" svg:x="5.286cm" svg:y="3.9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1cm" svg:x="7.322cm" svg:y="3.973cm">
          <text:p/>
          <draw:enhanced-geometry svg:viewBox="0 0 21600 21600" draw:type="rectangle" draw:enhanced-path="M 0 0 L 21600 0 21600 21600 0 21600 0 0 Z N"/>
        </draw:custom-shape>
        <draw:path draw:style-name="gr1" draw:text-style-name="P1" xml:id="id9" draw:id="id9" draw:layer="layout" svg:width="2.031cm" svg:height="2.03cm" svg:x="5.29cm" svg:y="6.004cm" svg:viewBox="0 0 2032 2031" svg:d="M0 2031c0-677 0-1354 0-2031 677 0 1355 0 2032 0 0 677 0 1354 0 2031-677 0-1355 0-2032 0z">
          <text:p/>
        </draw:path>
        <draw:custom-shape draw:style-name="gr1" draw:text-style-name="P1" draw:layer="layout" svg:width="2.032cm" svg:height="2.031cm" svg:x="7.322cm" svg:y="6.0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1cm" svg:x="5.286cm" svg:y="9.0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1cm" svg:x="7.322cm" svg:y="9.0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1cm" svg:x="5.286cm" svg:y="11.0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1cm" svg:x="7.322cm" svg:y="11.08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03cm" svg:height="2.732cm" svg:x="5.29cm" svg:y="2.699cm">
          <draw:text-box>
            <text:p text:style-name="P7"><text:span text:style-name="T1">M</text:span><text:span text:style-name="T2">i</text:span><text:span text:style-name="T1">(0)=1</text:span></text:p>
          </draw:text-box>
        </draw:frame>
        <draw:frame draw:style-name="gr2" draw:text-style-name="P3" draw:layer="layout" svg:width="2.03cm" svg:height="2.732cm" svg:x="7.32cm" svg:y="2.699cm">
          <draw:text-box>
            <text:p text:style-name="P7"><text:span text:style-name="T1">M</text:span><text:span text:style-name="T2">i</text:span><text:span text:style-name="T1">(0)=0</text:span></text:p>
          </draw:text-box>
        </draw:frame>
        <draw:frame draw:style-name="gr2" draw:text-style-name="P5" draw:layer="layout" svg:width="2.03cm" svg:height="2.732cm" svg:x="2.956cm" svg:y="4.623cm">
          <draw:text-box>
            <text:p text:style-name="P10"><text:span text:style-name="T1">M</text:span><text:span text:style-name="T2">i</text:span><text:span text:style-name="T1">(1)=1</text:span></text:p>
          </draw:text-box>
        </draw:frame>
        <draw:frame draw:style-name="gr2" draw:text-style-name="P5" draw:layer="layout" svg:width="2.03cm" svg:height="2.732cm" svg:x="2.956cm" svg:y="6.693cm">
          <draw:text-box>
            <text:p text:style-name="P10"><text:span text:style-name="T1">M</text:span><text:span text:style-name="T2">i</text:span><text:span text:style-name="T1">(1)=0</text:span></text:p>
          </draw:text-box>
        </draw:frame>
        <draw:frame draw:style-name="gr2" draw:text-style-name="P5" draw:layer="layout" svg:width="2.03cm" svg:height="2.732cm" svg:x="2.956cm" svg:y="9.714cm">
          <draw:text-box>
            <text:p text:style-name="P10"><text:span text:style-name="T1">M</text:span><text:span text:style-name="T2">i</text:span><text:span text:style-name="T1">(1)=1</text:span></text:p>
          </draw:text-box>
        </draw:frame>
        <draw:frame draw:style-name="gr2" draw:text-style-name="P5" draw:layer="layout" svg:width="2.03cm" svg:height="2.732cm" svg:x="2.956cm" svg:y="11.746cm">
          <draw:text-box>
            <text:p text:style-name="P10"><text:span text:style-name="T1">M</text:span><text:span text:style-name="T2">i</text:span><text:span text:style-name="T1">(1)=0</text:span></text:p>
          </draw:text-box>
        </draw:frame>
        <draw:frame draw:style-name="gr3" draw:text-style-name="P3" draw:layer="layout" svg:width="2.03cm" svg:height="1.898cm" svg:x="0.208cm" svg:y="5.639cm">
          <draw:text-box>
            <text:p text:style-name="P7"><text:span text:style-name="T1">D</text:span><text:span text:style-name="T2">i</text:span><text:span text:style-name="T1">=1</text:span></text:p>
          </draw:text-box>
        </draw:frame>
        <draw:custom-shape draw:style-name="gr4" draw:text-style-name="P6" draw:layer="layout" svg:width="0.511cm" svg:height="4.062cm" svg:x="1.987cm" svg:y="3.97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2.03cm" svg:height="1.898cm" svg:x="0.208cm" svg:y="10.719cm">
          <draw:text-box>
            <text:p text:style-name="P7"><text:span text:style-name="T1">D</text:span><text:span text:style-name="T2">i</text:span><text:span text:style-name="T1">=0</text:span></text:p>
          </draw:text-box>
        </draw:frame>
        <draw:custom-shape draw:style-name="gr4" draw:text-style-name="P6" draw:layer="layout" svg:width="0.511cm" svg:height="4.062cm" svg:x="1.987cm" svg:y="9.0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3" draw:layer="layout" svg:width="5.843cm" svg:height="1.977cm" svg:x="3.256cm" svg:y="0.986cm">
          <draw:text-box>
            <text:p text:style-name="P7"><text:span text:style-name="T4">E[ Y</text:span><text:span text:style-name="T5">i</text:span><text:span text:style-name="T6">(</text:span><text:span text:style-name="T6">d, m) </text:span><text:span text:style-name="T6">| . . . ]</text:span></text:p>
          </draw:text-box>
        </draw:frame>
        <draw:line draw:style-name="gr5" draw:text-style-name="P6" draw:layer="layout" svg:x1="6.35cm" svg:y1="5.08cm" svg:x2="6.35cm" svg:y2="10.16cm">
          <text:p/>
        </draw:line>
        <draw:connector draw:style-name="gr6" draw:text-style-name="P6" draw:layer="layout" draw:type="curve" svg:x1="8.411cm" svg:y1="4.98cm" svg:x2="8.411cm" svg:y2="7.011cm" svg:d="M8411 4980v2031" svg:viewBox="0 0 1 2032">
          <text:p/>
        </draw:connector>
        <draw:connector draw:style-name="gr11" draw:text-style-name="P6" draw:layer="layout" draw:type="curve" draw:line-skew="-0.528cm" svg:x1="6.196cm" svg:y1="4.968cm" svg:x2="6.184cm" svg:y2="10.072cm" draw:start-shape="id7" draw:start-glue-point="6" draw:end-shape="id8" draw:end-glue-point="3" svg:d="M6196 4968c-1561 0-1555 5104-12 5104" svg:viewBox="0 0 1171 5105">
          <text:p/>
        </draw:connector>
        <draw:custom-shape draw:style-name="gr10" draw:text-style-name="P9" xml:id="id7" draw:id="id7" draw:layer="layout" svg:width="0.283cm" svg:height="0.283cm" svg:x="6.196cm" svg:y="4.826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8" draw:id="id8" draw:layer="layout" svg:width="0.283cm" svg:height="0.283cm" svg:x="6.184cm" svg:y="9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6.338cm" svg:y1="5.109cm" svg:x2="6.326cm" svg:y2="9.931cm" draw:start-shape="id7" draw:start-glue-point="8" draw:end-shape="id8" draw:end-glue-point="4" svg:d="M6338 5109c0 3616-12 1206-12 4822" svg:viewBox="0 0 13 4823">
          <text:p/>
        </draw:connector>
        <draw:connector draw:style-name="gr7" draw:text-style-name="P6" draw:layer="layout" draw:type="curve" svg:x1="6.438cm" svg:y1="4.867cm" svg:x2="7.322cm" svg:y2="7.019cm" draw:start-shape="id7" draw:start-glue-point="11" draw:end-shape="id9" svg:d="M6438 4867c2115 0 1673 2152 884 2152" svg:viewBox="0 0 1538 2153">
          <text:p text:style-name="P7"><text:span text:style-name="T3">`</text:span></text:p>
        </draw:connector>
        <draw:connector draw:style-name="gr6" draw:text-style-name="P6" draw:layer="layout" draw:type="curve" svg:x1="6.196cm" svg:y1="4.968cm" svg:x2="6.184cm" svg:y2="10.073cm" draw:start-shape="id7" draw:start-glue-point="6" draw:end-shape="id8" draw:end-glue-point="6" svg:d="M6196 4968c-769 0-763 5105-12 5105" svg:viewBox="0 0 577 5106">
          <text:p/>
        </draw:connector>
        <draw:custom-shape draw:style-name="gr10" draw:text-style-name="P9" xml:id="id10" draw:id="id10" draw:layer="layout" svg:width="0.283cm" svg:height="0.283cm" svg:x="6.184cm" svg:y="6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draw:line-skew="-0.528cm" svg:x1="6.184cm" svg:y1="6.971cm" svg:x2="6.184cm" svg:y2="12.079cm" draw:start-shape="id10" draw:start-glue-point="6" draw:end-shape="id11" draw:end-glue-point="3" svg:d="M6184 6971c-1543 0-1543 5108 0 5108" svg:viewBox="0 0 1158 5109">
          <text:p/>
        </draw:connector>
        <draw:custom-shape draw:style-name="gr10" draw:text-style-name="P9" xml:id="id11" draw:id="id11" draw:layer="layout" svg:width="0.283cm" svg:height="0.283cm" svg:x="6.184cm" svg:y="11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draw:line-skew="-0.528cm" svg:x1="8.184cm" svg:y1="4.968cm" svg:x2="8.172cm" svg:y2="10.072cm" draw:start-shape="id12" draw:start-glue-point="6" draw:end-shape="id13" draw:end-glue-point="3" svg:d="M8184 4968c-1561 0-1555 5104-12 5104" svg:viewBox="0 0 1171 5105">
          <text:p/>
        </draw:connector>
        <draw:custom-shape draw:style-name="gr10" draw:text-style-name="P9" xml:id="id12" draw:id="id12" draw:layer="layout" svg:width="0.283cm" svg:height="0.283cm" svg:x="8.184cm" svg:y="4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13" draw:id="id13" draw:layer="layout" svg:width="0.283cm" svg:height="0.283cm" svg:x="8.172cm" svg:y="9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14" draw:id="id14" draw:layer="layout" svg:width="0.283cm" svg:height="0.283cm" svg:x="8.172cm" svg:y="6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draw:line-skew="-0.528cm" svg:x1="8.172cm" svg:y1="6.971cm" svg:x2="8.172cm" svg:y2="12.079cm" draw:start-shape="id14" draw:start-glue-point="6" draw:end-shape="id15" draw:end-glue-point="3" svg:d="M8172 6971c-1543 0-1543 5108 0 5108" svg:viewBox="0 0 1158 5109">
          <text:p/>
        </draw:connector>
        <draw:custom-shape draw:style-name="gr10" draw:text-style-name="P9" xml:id="id15" draw:id="id15" draw:layer="layout" svg:width="0.283cm" svg:height="0.283cm" svg:x="8.172cm" svg:y="11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y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a31f34" draw:marker-start-width="0.203cm" draw:marker-start-center="false" draw:marker-end-width="0.203cm" draw:marker-end-center="false" draw:fill="solid" draw:fill-color="#a31f3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Raleway" fo:font-family="Raleway" style:font-style-name="Regular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Raleway" fo:font-family="Raleway" style:font-style-name="Regular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7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82cm" fo:margin-bottom="0cm" fo:text-indent="0cm"/>
      <style:text-properties fo:font-size="2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85cm" fo:margin-bottom="0cm" fo:text-indent="0cm"/>
      <style:text-properties fo:font-size="23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89cm" fo:margin-bottom="0cm" fo:text-indent="0cm"/>
      <style:text-properties fo:font-size="19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3cm" fo:margin-bottom="0cm" fo:text-indent="0cm"/>
      <style:text-properties fo:font-size="19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3cm" fo:margin-bottom="0cm" fo:text-indent="0cm"/>
      <style:text-properties fo:font-size="19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3cm" fo:margin-bottom="0cm" fo:text-indent="0cm"/>
      <style:text-properties fo:font-size="19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3cm" fo:margin-bottom="0cm" fo:text-indent="0cm"/>
      <style:text-properties fo:font-size="19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3cm" fo:margin-bottom="0cm" fo:text-indent="0cm"/>
      <style:text-properties fo:font-size="19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16cm" fo:page-height="15.2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9.144cm" svg:height="2.544cm" svg:x="0.508cm" svg:y="0.608cm" presentation:class="title" presentation:placeholder="true">
        <draw:text-box/>
      </draw:frame>
      <draw:frame presentation:style-name="Default-outline1" draw:layer="backgroundobjects" svg:width="9.144cm" svg:height="8.838cm" svg:x="0.508cm" svg:y="3.562cm" presentation:class="outline" presentation:placeholder="true">
        <draw:text-box/>
      </draw:frame>
      <draw:frame presentation:style-name="Mpr1" draw:text-style-name="MP2" draw:layer="backgroundobjects" svg:width="2.367cm" svg:height="1.05cm" svg:x="0.508cm" svg:y="13.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.22cm" svg:height="1.05cm" svg:x="3.472cm" svg:y="13.8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367cm" svg:height="1.05cm" svg:x="7.282cm" svg:y="13.8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an Knox</meta:initial-creator>
    <meta:creation-date>2018-12-15T02:48:50.789621092</meta:creation-date>
    <dc:date>2019-01-06T02:32:59.827095439</dc:date>
    <dc:creator>Dean Knox</dc:creator>
    <meta:editing-duration>P3DT8H49M</meta:editing-duration>
    <meta:editing-cycles>7</meta:editing-cycles>
    <meta:generator>LibreOffice/6.0.6.2$Linux_X86_64 LibreOffice_project/00m0$Build-2</meta:generator>
    <meta:document-statistic meta:object-count="116"/>
  </office:meta>
</office:document-meta>
</file>